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uli on dm" svg:font-family="'Muli on dm'"/>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Arial"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fo:color="#000000" style:font-name="Arial"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3" style:family="paragraph" style:parent-style-name="Standard">
      <style:text-properties style:font-name="Arial" fo:font-size="15pt" style:font-size-asian="15pt" style:font-size-complex="15pt"/>
    </style:style>
    <style:style style:name="P4"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Arial"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Arial"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fo:color="#000000" style:font-name="Arial" fo:font-size="12pt" fo:language="de" fo:country="DE"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color="#004586" style:font-name="Arial" fo:font-size="15pt" fo:language="de" fo:country="DE" fo:font-style="normal" style:text-underline-style="none" fo:font-weight="bold" style:font-size-asian="15pt" style:font-style-asian="normal" style:font-weight-asian="bold" style:font-size-complex="15pt" style:font-style-complex="normal" style:font-weight-complex="bold"/>
    </style:style>
    <style:style style:name="P9" style:family="paragraph" style:parent-style-name="Heading_20_3">
      <style:text-properties fo:font-variant="normal" fo:text-transform="none" fo:color="#000000" style:font-name="Arial"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Heading_20_3">
      <style:text-properties fo:color="#000000" style:font-name="Arial"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Heading_20_4">
      <style:text-properties fo:color="#000000" style:font-name="Arial"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variant="normal" fo:text-transform="none" fo:color="#222222" style:font-name="Muli on dm" fo:font-size="13.5pt" fo:letter-spacing="normal"/>
    </style:style>
    <style:style style:name="T2" style:family="text">
      <style:text-properties fo:font-variant="normal" fo:text-transform="none" fo:color="#222222" style:font-name="Muli on dm" fo:font-size="13.5pt" fo:letter-spacing="normal" fo:font-style="normal" fo:font-weight="normal"/>
    </style:style>
    <style:style style:name="T3" style:family="text">
      <style:text-properties fo:font-variant="normal" fo:text-transform="none" fo:color="#222222" style:font-name="Muli on dm" fo:font-size="13.5pt" fo:letter-spacing="normal" fo:font-style="normal" fo:font-weight="normal" style:font-size-asian="15pt" style:font-size-complex="15pt"/>
    </style:style>
    <style:style style:name="T4" style:family="text">
      <style:text-properties fo:font-variant="normal" fo:text-transform="none" fo:color="#222222" style:font-name="Muli on dm" fo:font-size="13.5pt" fo:letter-spacing="normal" fo:font-style="normal" style:font-size-asian="15pt" style:font-size-complex="15pt"/>
    </style:style>
    <style:style style:name="T5" style:family="text">
      <style:text-properties fo:font-variant="normal" fo:text-transform="none" fo:color="#222222" style:font-name="Muli on dm" fo:font-size="13.5pt" fo:letter-spacing="normal" fo:font-weight="normal"/>
    </style:style>
    <style:style style:name="T6" style:family="text">
      <style:text-properties fo:font-variant="normal" fo:text-transform="none" fo:color="#222222" style:font-name="Muli on dm" fo:font-size="13.5pt" fo:letter-spacing="normal" fo:language="de" fo:country="DE" fo:font-style="normal" fo:font-weight="normal"/>
    </style:style>
    <style:style style:name="T7" style:family="text">
      <style:text-properties fo:font-variant="normal" fo:text-transform="none" fo:color="#222222" style:font-name="Muli on dm" fo:font-size="13.5pt" fo:letter-spacing="normal" fo:language="de" fo:country="DE"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222222" fo:letter-spacing="normal"/>
    </style:style>
    <style:style style:name="T9" style:family="text">
      <style:text-properties fo:font-variant="normal" fo:text-transform="none" fo:color="#222222" fo:letter-spacing="normal" fo:font-style="normal"/>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222222" fo:letter-spacing="normal" fo:font-weight="normal"/>
    </style:style>
    <style:style style:name="T13" style:family="text">
      <style:text-properties fo:font-variant="normal" fo:text-transform="none" fo:color="#222222" fo:letter-spacing="normal" fo:language="de" fo:country="DE"/>
    </style:style>
    <style:style style:name="T14" style:family="text">
      <style:text-properties fo:font-variant="normal" fo:text-transform="none" fo:color="#222222" fo:letter-spacing="normal" fo:language="de" fo:country="DE" fo:font-style="normal"/>
    </style:style>
    <style:style style:name="T15" style:family="text">
      <style:text-properties fo:font-variant="normal" fo:text-transform="none" fo:color="#222222" fo:letter-spacing="normal" fo:language="de" fo:country="DE" fo:font-style="normal" fo:font-weight="normal"/>
    </style:style>
    <style:style style:name="T16" style:family="text">
      <style:text-properties fo:font-variant="normal" fo:text-transform="none" fo:color="#222222" fo:letter-spacing="normal" fo:language="de" fo:country="DE" fo:font-style="normal" fo:font-weight="normal" style:font-style-asian="normal" style:font-weight-asian="normal" style:font-style-complex="normal" style:font-weight-complex="normal"/>
    </style:style>
    <style:style style:name="T17" style:family="text">
      <style:text-properties fo:font-variant="normal" fo:text-transform="none" fo:color="#222222" fo:font-size="13.5pt" fo:letter-spacing="normal"/>
    </style:style>
    <style:style style:name="T18" style:family="text">
      <style:text-properties fo:font-variant="normal" fo:text-transform="none" fo:color="#222222" fo:font-size="13.5pt" fo:letter-spacing="normal" fo:font-style="normal" fo:font-weight="normal"/>
    </style:style>
    <style:style style:name="T19" style:family="text">
      <style:text-properties fo:font-variant="normal" fo:text-transform="none" fo:color="#222222" fo:font-size="13.5pt" fo:letter-spacing="normal" fo:font-style="normal" fo:font-weight="normal" style:font-size-asian="15pt" style:font-size-complex="15pt"/>
    </style:style>
    <style:style style:name="T20" style:family="text">
      <style:text-properties fo:font-variant="normal" fo:text-transform="none" fo:color="#222222" fo:font-size="13.5pt" fo:letter-spacing="normal" fo:font-style="normal" style:font-size-asian="15pt" style:font-size-complex="15pt"/>
    </style:style>
    <style:style style:name="T21" style:family="text">
      <style:text-properties fo:font-variant="normal" fo:text-transform="none" fo:color="#222222" fo:font-size="13.5pt" fo:letter-spacing="normal" fo:font-weight="normal"/>
    </style:style>
    <style:style style:name="T22" style:family="text">
      <style:text-properties fo:font-variant="normal" fo:text-transform="none" fo:color="#222222" fo:font-size="13.5pt" fo:letter-spacing="normal" fo:language="de" fo:country="DE" fo:font-style="normal" fo:font-weight="normal"/>
    </style:style>
    <style:style style:name="T23" style:family="text">
      <style:text-properties fo:font-variant="normal" fo:text-transform="none" fo:color="#222222" fo:font-size="13.5pt" fo:letter-spacing="normal" fo:language="de" fo:country="DE"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222222" fo:font-size="12pt" fo:letter-spacing="normal" fo:font-style="normal" fo:font-weight="normal" style:font-size-asian="12pt" style:font-size-complex="12pt"/>
    </style:style>
    <style:style style:name="T25"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222222" fo:font-size="12pt" fo:letter-spacing="normal" fo:font-style="normal"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222222" fo:font-size="12pt" fo:letter-spacing="normal" fo:font-style="normal" style:font-size-asian="12pt" style:font-size-complex="12pt"/>
    </style:style>
    <style:style style:name="T28" style:family="text">
      <style:text-properties fo:font-variant="normal" fo:text-transform="none" fo:color="#222222"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222222" fo:font-size="12pt" fo:letter-spacing="normal" fo:font-weight="normal" style:font-size-asian="12pt" style:font-size-complex="12pt"/>
    </style:style>
    <style:style style:name="T30" style:family="text">
      <style:text-properties fo:font-variant="normal" fo:text-transform="none" fo:color="#222222" fo:font-size="12pt" fo:letter-spacing="normal" fo:font-weight="normal" style:font-size-asian="12pt" style:font-weight-asian="normal" style:font-size-complex="12pt" style:font-weight-complex="normal"/>
    </style:style>
    <style:style style:name="T31" style:family="text">
      <style:text-properties fo:font-variant="normal" fo:text-transform="none" fo:color="#222222" fo:font-size="12pt" fo:letter-spacing="normal" style:font-size-asian="12pt" style:font-size-complex="12pt"/>
    </style:style>
    <style:style style:name="T32" style:family="text">
      <style:text-properties fo:font-variant="normal" fo:text-transform="none" fo:color="#222222" fo:font-size="12pt" fo:letter-spacing="normal" fo:font-weight="bold" style:font-size-asian="12pt" style:font-weight-asian="bold" style:font-size-complex="12pt" style:font-weight-complex="bold"/>
    </style:style>
    <style:style style:name="T33" style:family="text">
      <style:text-properties fo:font-variant="normal" fo:text-transform="none" fo:color="#222222" fo:font-size="12pt" fo:letter-spacing="normal" fo:font-style="italic" fo:font-weight="normal" style:font-size-asian="12pt" style:font-style-asian="italic" style:font-weight-asian="normal" style:font-size-complex="12pt" style:font-style-complex="italic" style:font-weight-complex="normal"/>
    </style:style>
    <style:style style:name="T34" style:family="text">
      <style:text-properties fo:font-variant="normal" fo:text-transform="none" fo:color="#222222"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222222" style:font-name="Arial"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letter-spacing="normal"/>
    </style:style>
    <style:style style:name="T37" style:family="text">
      <style:text-properties fo:font-variant="normal" fo:text-transform="none" fo:letter-spacing="normal" fo:language="de" fo:country="DE"/>
    </style:style>
    <style:style style:name="T38" style:family="text">
      <style:text-properties fo:font-variant="normal" fo:text-transform="none" fo:letter-spacing="normal" fo:language="de" fo:country="DE" fo:font-style="normal" fo:font-weight="normal" style:font-style-asian="normal" style:font-weight-asian="normal" style:font-style-complex="normal" style:font-weight-complex="normal"/>
    </style:style>
    <style:style style:name="T39" style:family="text">
      <style:text-properties fo:font-variant="normal" fo:text-transform="none" fo:letter-spacing="normal" fo:language="de" fo:country="DE" fo:font-style="normal" style:font-style-asian="normal" style:font-style-complex="normal"/>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fo:font-weight="normal"/>
    </style:style>
    <style:style style:name="T42"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45"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49"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000000"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fo:letter-spacing="normal"/>
    </style:style>
    <style:style style:name="T52" style:family="text">
      <style:text-properties fo:font-variant="normal" fo:text-transform="none" fo:color="#000000" fo:letter-spacing="normal" fo:font-weight="bold" style:font-weight-asian="bold" style:font-weight-complex="bold"/>
    </style:style>
    <style:style style:name="T53" style:family="text">
      <style:text-properties fo:font-variant="normal" fo:text-transform="none" fo:color="#000000" fo:letter-spacing="normal" fo:font-style="italic" style:font-style-asian="italic" style:font-style-complex="italic"/>
    </style:style>
    <style:style style:name="T54" style:family="text">
      <style:text-properties fo:font-variant="normal" fo:text-transform="none" fo:color="#000000" fo:letter-spacing="normal" style:text-underline-style="solid" style:text-underline-width="auto" style:text-underline-color="font-color"/>
    </style:style>
    <style:style style:name="T55" style:family="text">
      <style:text-properties fo:font-variant="normal" fo:text-transform="none" fo:color="#000000" fo:letter-spacing="normal" style:text-underline-style="none"/>
    </style:style>
    <style:style style:name="T56" style:family="text">
      <style:text-properties fo:font-variant="normal" fo:text-transform="none" fo:color="#000000" fo:letter-spacing="normal" fo:language="de" fo:country="DE" style:text-underline-style="none"/>
    </style:style>
    <style:style style:name="T57" style:family="text">
      <style:text-properties fo:color="#222222"/>
    </style:style>
    <style:style style:name="T58" style:family="text">
      <style:text-properties fo:color="#222222" style:font-name="Muli on dm" fo:font-size="13.5pt" fo:letter-spacing="normal" fo:font-weight="normal"/>
    </style:style>
    <style:style style:name="T59" style:family="text">
      <style:text-properties fo:color="#222222" fo:font-size="13.5pt"/>
    </style:style>
    <style:style style:name="T60" style:family="text">
      <style:text-properties fo:color="#222222" fo:font-size="13.5pt" fo:letter-spacing="normal" fo:font-weight="normal"/>
    </style:style>
    <style:style style:name="T61" style:family="text">
      <style:text-properties fo:color="#222222" fo:letter-spacing="normal" fo:font-weight="normal"/>
    </style:style>
    <style:style style:name="T62" style:family="text">
      <style:text-properties fo:color="#222222" fo:letter-spacing="normal" fo:font-style="normal" fo:font-weight="normal" style:font-style-asian="normal" style:font-weight-asian="normal" style:font-style-complex="normal" style:font-weight-complex="normal"/>
    </style:style>
    <style:style style:name="T63" style:family="text">
      <style:text-properties fo:color="#222222" fo:font-size="12pt" fo:letter-spacing="normal" fo:font-weight="normal" style:font-size-asian="12pt" style:font-size-complex="12pt"/>
    </style:style>
    <style:style style:name="T64" style:family="text">
      <style:text-properties fo:color="#222222" fo:font-size="12pt" fo:letter-spacing="normal" fo:font-weight="normal" style:font-size-asian="12pt" style:font-weight-asian="normal" style:font-size-complex="12pt" style:font-weight-complex="normal"/>
    </style:style>
    <style:style style:name="T65" style:family="text">
      <style:text-properties fo:color="#222222" fo:font-size="12pt" fo:letter-spacing="normal" style:font-size-asian="12pt" style:font-size-complex="12pt"/>
    </style:style>
    <style:style style:name="T66" style:family="text">
      <style:text-properties fo:color="#222222" fo:font-size="12pt" fo:letter-spacing="normal" fo:font-weight="bold" style:font-size-asian="12pt" style:font-weight-asian="bold" style:font-size-complex="12pt" style:font-weight-complex="bold"/>
    </style:style>
    <style:style style:name="T67" style:family="text">
      <style:text-properties fo:color="#222222" fo:font-size="12pt" fo:letter-spacing="normal" fo:font-style="italic" fo:font-weight="normal" style:font-size-asian="12pt" style:font-style-asian="italic" style:font-weight-asian="normal" style:font-size-complex="12pt" style:font-style-complex="italic" style:font-weight-complex="normal"/>
    </style:style>
    <style:style style:name="T68" style:family="text">
      <style:text-properties fo:color="#222222" fo:font-size="12pt" fo:letter-spacing="normal" fo:font-style="normal" fo:font-weight="normal" style:font-size-asian="12pt" style:font-style-asian="normal" style:font-weight-asian="normal" style:font-size-complex="12pt"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language="de" fo:country="DE"/>
    </style:style>
    <style:style style:name="T71" style:family="text">
      <style:text-properties style:font-name="Arial"/>
    </style:style>
    <style:style style:name="T72" style:family="text">
      <style:text-properties style:font-name="Arial" fo:font-size="12pt" style:font-size-asian="12pt" style:font-size-complex="12pt"/>
    </style:style>
    <style:style style:name="T73" style:family="text">
      <style:text-properties fo:font-size="12pt" style:font-size-asian="12pt" style:font-size-complex="12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font-size="12pt" fo:letter-spacing="normal"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fo:font-size="12pt" fo:letter-spacing="normal" fo:font-style="normal" fo:font-weight="normal" style:font-size-asian="12pt" style:font-style-asian="normal" style:font-weight-asian="normal" style:font-size-complex="12pt" style:font-style-complex="normal" style:font-weight-complex="normal"/>
    </style:style>
    <style:style style:name="T80" style:family="text">
      <style:text-properties fo:color="#000000" fo:font-size="12pt" fo:letter-spacing="normal" fo:font-style="normal" style:font-size-asian="12pt" style:font-style-asian="normal" style:font-size-complex="12pt" style:font-style-complex="normal"/>
    </style:style>
    <style:style style:name="T81" style:family="text">
      <style:text-properties fo:color="#000000" fo:font-size="12pt" fo:letter-spacing="normal" fo:font-style="normal" fo:font-weight="bold" style:font-size-asian="12pt" style:font-style-asian="normal" style:font-weight-asian="bold" style:font-size-complex="12pt" style:font-style-complex="normal" style:font-weight-complex="bold"/>
    </style:style>
    <style:style style:name="T82" style:family="text">
      <style:text-properties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3" style:family="text">
      <style:text-properties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4" style:family="text">
      <style:text-properties fo:color="#000000" fo:font-size="12pt" fo:letter-spacing="normal" fo:font-weight="normal" style:font-size-asian="12pt" style:font-weight-asian="normal" style:font-size-complex="12pt" style:font-weight-complex="normal"/>
    </style:style>
    <style:style style:name="T85" style:family="text">
      <style:text-properties fo:color="#000000" fo:font-size="12pt" fo:letter-spacing="normal" fo:font-style="italic" fo:font-weight="normal" style:font-size-asian="12pt" style:font-style-asian="italic" style:font-weight-asian="normal" style:font-size-complex="12pt" style:font-style-complex="italic" style:font-weight-complex="normal"/>
    </style:style>
    <style:style style:name="T86" style:family="text">
      <style:text-properties fo:color="#000000"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8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font-size-asian="12pt" style:font-style-asian="normal" style:font-size-complex="12pt" style:font-style-complex="normal"/>
    </style:style>
    <style:style style:name="T89"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90"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92" style:family="text">
      <style:text-properties fo:color="#000000" fo:font-size="12pt" fo:font-weight="normal" style:font-size-asian="12pt" style:font-weight-asian="normal" style:font-size-complex="12pt" style:font-weight-complex="normal"/>
    </style:style>
    <style:style style:name="T93"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95" style:family="text">
      <style:text-properties fo:color="#000000" style:font-name="Arial" fo:font-size="12pt" style:font-size-asian="12pt" style:font-size-complex="12pt"/>
    </style:style>
    <style:style style:name="T96" style:family="text">
      <style:text-properties fo:color="#000000" style:font-name="Arial" fo:font-size="12pt" fo:font-weight="bold" style:font-size-asian="12pt" style:font-weight-asian="bold" style:font-size-complex="12pt" style:font-weight-complex="bold"/>
    </style:style>
    <style:style style:name="T97" style:family="text">
      <style:text-properties fo:color="#000000" style:font-name="Arial" fo:font-size="12pt" fo:font-weight="normal" style:font-size-asian="12pt" style:font-weight-asian="normal" style:font-size-complex="12pt" style:font-weight-complex="normal"/>
    </style:style>
    <style:style style:name="T98" style:family="text">
      <style:text-properties fo:color="#000000" style:font-name="Arial"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color="#000000"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01"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02" style:family="text">
      <style:text-properties fo:color="#000000" style:font-name="Arial" fo:font-size="12pt" fo:language="de" fo:country="DE"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utomatisierung von Arbeit</text:p>
      <text:h text:style-name="P9" text:outline-level="3">Was ist Automatisierung?</text:h>
      <text:p text:style-name="P5"><text:span text:style-name="T36">Ganz grundsätzlich sind unter Automatisierung alle Maßnahmen zu verstehen, bei denen Steuerungs- und Regelungsaufgaben, die ursprünglich von Menschen erledigt wurden, auf Maschinen übertragen werden.</text:span></text:p>
      <text:p text:style-name="P3"><text:span text:style-name="T50">Während bei der </text:span><text:span text:style-name="Emphasis"><text:span text:style-name="T86">Maschinisierung</text:span></text:span><text:span text:style-name="Emphasis"><text:span text:style-name="T50"> </text:span></text:span><text:span text:style-name="T50">lediglich Produktionsschritte von Maschinen übernommen und bei der </text:span><text:span text:style-name="Emphasis"><text:span text:style-name="T86">Mechanisierung</text:span></text:span><text:span text:style-name="Emphasis"><text:span text:style-name="T50"> </text:span></text:span><text:span text:style-name="T50">lediglich Energie durch Maschinen zugeführt werden, übernehmen künstliche Systeme bei der </text:span><text:span text:style-name="Emphasis"><text:span text:style-name="T86">Automatisierung</text:span></text:span><text:span text:style-name="Emphasis"><text:span text:style-name="T50"> </text:span></text:span><text:span text:style-name="T50">sogar Steuerungs- und Regelungsaufgaben. Solche Systeme müssen daher so programmiert sein, dass sie in der Lage sind, Entscheidungen aufgrund festgelegter Parameter zu treffen und angemessene Handlungsreaktionen daraus abzuleiten.</text:span><text:span text:style-name="T94"> </text:span></text:p>
      <text:p text:style-name="P5"><text:span text:style-name="T36"/></text:p>
      <text:h text:style-name="P11" text:outline-level="4"><text:span text:style-name="T36">Arten der Automatisierung:</text:span></text:h>
      <text:p text:style-name="P5"><text:span text:style-name="T36">Es gibt unterschiedliche Arten der Automatisierung. So bezeichnet man die Unterstützung menschlicher Arbeit durch Automaten als Teilautomatisierung, wohingegen bei der Vollautomatisierung Arbeitsprozesse komplett in den Verantwortungsbereich von Maschinen übergeben werden.</text:span></text:p>
      <text:p text:style-name="P5"><text:span text:style-name="T36"/></text:p>
      <text:p text:style-name="P6"><text:span text:style-name="T36">Produktivität:</text:span></text:p>
      <text:p text:style-name="P5"><text:span text:style-name="T36">Mit der Automatisierung verfolgen Unternehmen ganz unterschiedliche Ziele. Zum einen geht es darum, wiederkehrende Aufgaben durch Maschinen erledigen zu lassen, damit die Arbeitsprozesse besonders effizient ablaufen. </text:span><text:span text:style-name="T36">Der Gedanke hierbei ist, eine möglichst große Produktivität zu erreichen. Ebenfalls von Bedeutung ist die Flexibilisierung des Betriebs. </text:span></text:p>
      <text:p text:style-name="P5"><text:span text:style-name="T36"/></text:p>
      <text:p text:style-name="P6"><text:span text:style-name="T36">Sicherheit:</text:span></text:p>
      <text:p text:style-name="P5"><text:span text:style-name="T36">Je professioneller die Automatisierung vorgenommen wurde, desto flexibler lässt sich ein künstliches System auf solche Veränderungen anpassen. Nicht zuletzt geht es bei der Automatisierung darum, die Arbeit für die Angestellten sicherer und gesünder zu machen. Wenn KI anstrengende und gefährliche Aufgaben übernimmt, kommt es nicht so leicht zu Unfällen, Haltungsschäden und anderen Übeln.</text:span></text:p>
      <text:p text:style-name="P5"><text:span text:style-name="T36"/></text:p>
      <text:p text:style-name="P6"><text:span text:style-name="T36">Kundenfreundlichkeit:</text:span></text:p>
      <text:p text:style-name="P5"><text:span text:style-name="T36">Außerhalb der Fertigungsbetriebe spielt die Automatisierung in Sachen Kundenfreundlichkeit eine große Rolle. Es ist einfach bequem, wenn sich die Supermarkttüren von selbst öffnen und man weder selbst aktiv werden muss noch einen Portier braucht.</text:span></text:p>
      <text:p text:style-name="P5"><text:span text:style-name="T36"/></text:p>
      <text:h text:style-name="P10" text:outline-level="3"><text:span text:style-name="T36">Automatisierung stärkt Unternehmen:</text:span></text:h>
      <text:p text:style-name="P1"><text:span text:style-name="T36">Die Aufgabe besteht also darin, die Automatisierung für das eigene Unternehmen nutzbar zu machen. Das bedeutet, die Produktivität des Betriebs zu optimieren und dafür zu sorgen, dass es keine betriebsbedingten Kündigungen geben muss.</text:span> </text:p>
      <text:p text:style-name="P1"/>
      <text:h text:style-name="P9" text:outline-level="3">Die Stärken der Technologie:</text:h>
      <text:p text:style-name="P1"><text:span text:style-name="T36">Gerade in Fertigungsbetrieben leisten Maschinen Dinge, die für einen Menschen nicht zu erbringen sind. Zum Beispiel können sie Tag und Nacht ohne Unterbrechung arbeiten, </text:span><text:soft-page-break/><text:span text:style-name="T36">ohne Ruhezeiten oder gar Urlaub zu benötigen. Dies stellt einen zusätzlichen Sicherheitsfaktor für die Unternehmen dar, da es nicht durch Übermüdung oder fehlende Konzentration zu Produktionsfehlern oder Unfällen kommen kann. Außerdem lassen sich auf diese Weise große Produktionsmengen in kurzer Zeit realisieren. Hierdurch ist es den Betrieben möglich, mehr und größere Aufträge anzunehmen und zur Zufriedenheit der Kunden zu erledigen.</text:span> <text:span text:style-name="T36">Hinzu kommt, dass Automaten ökonomisch günstiger als Angestellte sind.</text:span> </text:p>
      <text:p text:style-name="P1"/>
      <text:p text:style-name="P2"><text:span text:style-name="T36">Organisation des Unternehmens:</text:span></text:p>
      <text:p text:style-name="P1"><text:span text:style-name="T36">Viele Arbeitsprozesse lassen sich durch Maschinen deutlich schneller und einfacher erledigen. Das gilt zum Beispiel für die Suche nach bestimmten Dokumenten oder Daten. Während ein Mensch für die Durchsicht aller Unterlagen und Ordner eines Betriebs eine immens lange Zeit bräuchte, erledigt ein Algorithmus das in Bruchteilen von Sekunden. </text:span><text:span text:style-name="T36">Nicht zuletzt sind Automaten besonders effizient im Umgang mit den Kunden. Sie erfüllen die Kundenwünsche schnell und exakt, sodass diese mit dem Betrieb zufrieden sind und eine Menge Zeit sparen. </text:span></text:p>
      <text:p text:style-name="P1"><text:span text:style-name="T36"/></text:p>
      <text:h text:style-name="P9" text:outline-level="3">Kreativität und Einfühlungsvermögen:</text:h>
      <text:p text:style-name="P1"><text:span text:style-name="T36">Bei all diesen Vorteilen, die Maschinen und Automaten mit sich bringen, drängt sich schon die Frage auf, inwieweit Menschen in der Arbeitswelt überhaupt noch gebraucht werden. Und tatsächlich gibt es Studien wie die Untersuchung des Weltwirtschaftsforums in Davos, die voraussagen, dass die digitale Revolution in den wichtigsten Industrie- und Schwellenländern rund 5 Millionen Arbeitsplätze bis 2020 kosten wird. Allerdings wird diese Prognose von vielen Experten angezweifelt. </text:span></text:p>
      <text:p text:style-name="P1"><text:span text:style-name="T36">Das liegt daran, dass der Faktor Mensch in vielen Berufen einfach unverzichtbar ist. Das gilt vor allem für Dienstleistungsberufe, in denen Kreativität und Einfühlungsvermögen gefragt sind. Maschinen sind dem Menschen immer dann überlegen, wenn immer gleiche und regelmäßig wiederkehrende Aufgaben zu erledigen sind. Sobald aber eine schnelle Auffassungsgabe und die Fähigkeit, sich an ungewohnte Gegebenheiten anpassen zu können, gefragt sind, geht nichts über den Menschen – noch nicht.</text:span></text:p>
      <text:p text:style-name="P1"><text:span text:style-name="T36"/></text:p>
      <text:h text:style-name="P9" text:outline-level="3">Die Angst vor der Automatisierung:</text:h>
      <text:p text:style-name="P1"><text:span text:style-name="T36">Eine Umfrage des Deutschen Instituts für Vertrauen und Sicherheit im Internet (DIVSI), die von Dimap durchgeführt wurde, hat ergeben, dass rund 60% alle Bundesbürger der Automatisierung kritisch gegenüberstehen (siehe weiter oben). Sie befürchten, dass durch neue Technologien und Automaten ein Großteil der Arbeitsplätze verloren gehen könnte. Zudem betonen 54%, dass die Digitalisierung in ihren Augen mehr Risiken als Nutzen mit sich brächte. Dem stehen 42% der Befragten gegenüber, die der Automatisierung gegenüber positiv eingestellt sind und vor allem deren Nutzen und Vorteile im Blick haben.</text:span><text:span text:style-name="T36"> </text:span></text:p>
      <text:p text:style-name="P1"><text:span text:style-name="T36"/></text:p>
      <text:h text:style-name="P9" text:outline-level="3">Kunden wollen menschlichen Kontakt:</text:h>
      <text:p text:style-name="P1"><text:span text:style-name="T36">Das höchste Gut für jedes Unternehmen ist die Kundenzufriedenheit. Nur wenn ein Kunde die Produkte und Dienstleistungen eines Unternehmens annimmt und mag, kann der jeweilige Betrieb erfolgreich sein. Aus diesem Grund hat sich die Automatisierung in vielen </text:span><text:soft-page-break/><text:span text:style-name="T36">Bereichen der Wirtschaft noch nicht durchgesetzt. So wäre es zum Beispiel schon heute möglich, viele Kassierer im Supermarkt durch Maschinen zu ersetzen. Das wird von den Kunden aber nicht gewollt.</text:span><text:span text:style-name="T36"> </text:span><text:span text:style-name="T36">Ähnliches gilt für den Gesundheitsbereich.</text:span></text:p>
      <text:p text:style-name="P5"><text:span text:style-name="T36"/></text:p>
      <text:p text:style-name="P7"><text:span text:style-name="T36">Quellen:</text:span></text:p>
      <text:p text:style-name="P4"><text:a xlink:type="simple" xlink:href="https://digital-magazin.de/automatisierung-gefaehrlich-fuer-jobs/" text:style-name="Internet_20_link" text:visited-style-name="Visited_20_Internet_20_Link"><text:span text:style-name="T56">https://digital-magazin.de/automatisierung-gefaehrlich-fuer-jobs/</text:span></text:a></text:p>
      <text:p text:style-name="P5"><text:span text:style-name="T36"/></text:p>
      <text:p text:style-name="P4"><text:a xlink:type="simple" xlink:href="https://www.welt.de/wirtschaft/webwelt/article150856398/Droht-mit-Digitalisierung-jedem-zweiten-Job-das-Aus.html" text:style-name="Internet_20_link" text:visited-style-name="Visited_20_Internet_20_Link"><text:span text:style-name="T56">https://www.welt.de/wirtschaft/webwelt/article150856398/Droht-mit-Digitalisierung-jedem-zweiten-Job-das-Aus.html</text:span></text:a></text:p>
      <text:p text:style-name="P5"><text:span text:style-name="T36"/></text:p>
      <text:p text:style-name="Standard"><text:a xlink:type="simple" xlink:href="http://www.markenartikel-magazin.de/no_cache/unternehmen-marken/artikel/details/10019235-Jobkiller-vor-allem-juengere-sehen-automatisierung-als-chance/" text:style-name="Internet_20_link" text:visited-style-name="Visited_20_Internet_20_Link"><text:span text:style-name="T102">http://www.markenartikel-magazin.de/no_cache/unternehmen-marken/artikel/details/10019235-Jobkiller-vor-allem-juengere-sehen-automatisierung-als-chance/</text:span></text:a></text:p>
      <text:p text:style-name="P5"/>
      <text:p text:style-name="Standard"><text:a xlink:type="simple" xlink:href="https://weissenberg-solutions.de/rpa-in-der-it-Jobkiller-oder-chance/" text:style-name="Internet_20_link" text:visited-style-name="Visited_20_Internet_20_Link"><text:span text:style-name="T102">https://weissenberg-solutions.de/rpa-in-der-it-Jobkiller-oder-chance/</text:span></text:a></text:p>
      <text:p text:style-name="P5"/>
      <text:p text:style-name="Standard"><text:a xlink:type="simple" xlink:href="https://www.welt.de/wirtschaft/article173642209/Jobverlust-Diese-Jobs-werden-als-erstes-durch-Roboter-ersetzt.html" text:style-name="Internet_20_link" text:visited-style-name="Visited_20_Internet_20_Link"><text:span text:style-name="T102">https://www.welt.de/wirtschaft/article173642209/Jobverlust-Diese-Jobs-werden-als-erstes-durch-Roboter-ersetzt.html</text:span></text:a></text:p>
      <text:p text:style-name="P5"/>
      <text:p text:style-name="Standard"><text:a xlink:type="simple" xlink:href="http://www.fnp.de/nachrichten/politik/Arbeitsplaetze-Mensch-besteht-neben-Roboter;art673,2452128" text:style-name="Internet_20_link" text:visited-style-name="Visited_20_Internet_20_Link"><text:span text:style-name="T102">http://www.fnp.de/nachrichten/politik/Arbeitsplaetze-Mensch-besteht-neben-Roboter;art673,2452128</text:span></text:a></text:p>
      <text:p text:style-name="P5"/>
      <text:p text:style-name="Standard"><text:a xlink:type="simple" xlink:href="https://www.zeit.de/2018/08/Digitalisierung-auswirkungen-arbeitswelt-nutzen" text:style-name="Internet_20_link" text:visited-style-name="Visited_20_Internet_20_Link"><text:span text:style-name="T102">https://www.zeit.de/2018/08/Digitalisierung-auswirkungen-arbeitswelt-nutzen</text:span></text:a></text:p>
      <text:p text:style-name="P5"><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uli on dm" svg:font-family="'Muli on dm'"/>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 Babisko</meta:initial-creator>
    <meta:creation-date>2021-06-06T20:35:39.94</meta:creation-date>
    <dc:date>2021-06-07T00:19:06.14</dc:date>
    <dc:creator>Roman Babisko</dc:creator>
    <meta:editing-duration>PT3H13M1S</meta:editing-duration>
    <meta:editing-cycles>16</meta:editing-cycles>
    <meta:generator>OpenOffice/4.1.5$Win32 OpenOffice.org_project/415m1$Build-9789</meta:generator>
    <meta:document-statistic meta:table-count="0" meta:image-count="0" meta:object-count="0" meta:page-count="3" meta:paragraph-count="33" meta:word-count="775" meta:character-count="6441"/>
  </office:meta>
</office:document-meta>
</file>